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hropologie</text:p>
      <text:p text:style-name="P2"/>
      <text:p text:style-name="P2">Monographie : Coeur du travail d'un apprenti ethnologue ; description détaillée de la société étudiée.</text:p>
      <text:p text:style-name="P2"/>
      <text:p text:style-name="P2"/>
      <text:p text:style-name="P2">Questions susceptible à l'examen :</text:p>
      <text:p text:style-name="P2">1- Distinguer évolutionnisme et darwinisme.</text:p>
      <text:p text:style-name="P2">2- Comment distingueriez vous l'ethnologie et l'anthropologie ?</text:p>
      <text:p text:style-name="P2">3- Nature et culture selon les jivaros, cette distinction existe t-elle ? Expliquez.</text:p>
      <text:p text:style-name="P2">4- Distinguez caste et classe.</text:p>
      <text:p text:style-name="P2">5- Qui sont les indo-européens ?</text:p>
      <text:p text:style-name="P2">6- En quoi la Kula permet elle d'illustrer le fonctionnalisme ?</text:p>
      <text:p text:style-name="P2">7- En prenant un exemple de votre choix, vous expliquerez le diffusionnisme.</text:p>
      <text:p text:style-name="P2">8- Qu'est ce qu'une ère de diffusion culturelle ? Quelle sont les notions qui lui sont associés</text:p>
      <text:p text:style-name="P2">9- Quelles caractéristiques de la religion hindouiste permettent elles de rendre compte de la perpétuation du système des castes ?</text:p>
      <text:p text:style-name="P2">10- Les culturalistes américains distinguent plusieurs types de personnalité. Vous distinguerez personnalité de base et personnalité statutaire.</text:p>
      <text:p text:style-name="P2">11- Comment le sens commun définit-il les ethnies ?</text:p>
      <text:p text:style-name="P2">12- Comment peut on critiquer la notion d'ethnie ?</text:p>
      <text:p text:style-name="P2">13- L'ethnocentrisme est il un phénomène qu'on ne trouve qu'en occident ?</text:p>
      <text:p text:style-name="P2">14- l'Anthropologie française ne définit pas tout à fait la tribu de la même façon que l'anthropologie anglo-saxonne. Qu'est ce qui distingue notre approche ?</text:p>
      <text:p text:style-name="P2">15- Donnez un aperçu de l'Afrique pré-coloniale.</text:p>
      <text:p text:style-name="P2">16- Qu'est ce que le totémisme ?</text:p>
      <text:p text:style-name="P2">17- On dit d'un Brahmane qu'il est né quatre fois. De quelle naissances s'agit il ?</text:p>
      <text:p text:style-name="P2">18- Toutes les sociétés progressent elles ?</text:p>
      <text:p text:style-name="P2">19- Qu'est ce que l'atome de parenté ?</text:p>
      <text:p text:style-name="P2">20- Quatre principes orientent les stratégies matrimoniales. Quels sont ils ?</text:p>
      <text:p text:style-name="P2">21- Dans un système de filiation matrilinéaire a résidence patrilocale, à qui revient l'autorité sur les enfants et de quelle manière s'exerce t-elle ?</text:p>
      <text:p text:style-name="P2">22- Comment Lévy Strauss explique t-il la quasi totalité de la prohibition de l'inceste ?</text:p>
      <text:p text:style-name="P2">23- Distinguez matrilinéarité matriarcat et matrilocalité</text:p>
      <text:p text:style-name="P2">24- Qu'est ce qu'un système de filiation matrilinéa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13S</meta:editing-duration>
    <meta:editing-cycles>3</meta:editing-cycles>
    <meta:generator>OpenOffice/4.0.0$Win32 OpenOffice.org_project/400m3$Build-9702</meta:generator>
    <dc:date>2014-09-18T12:51:45.43</dc:date>
    <meta:document-statistic meta:table-count="0" meta:image-count="0" meta:object-count="0" meta:page-count="1" meta:paragraph-count="27" meta:word-count="299" meta:character-count="1913"/>
    <meta:user-defined meta:name="Info 1"/>
    <meta:user-defined meta:name="Info 2"/>
    <meta:user-defined meta:name="Info 3"/>
    <meta:user-defined meta:name="Info 4"/>
  </office:meta>
</office:document-meta>
</file>